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944cm"/>
    </style:style>
    <style:style style:name="co7" style:family="table-column">
      <style:table-column-properties fo:break-before="auto" style:column-width="4.47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3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ext-properties style:text-underline-style="none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0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44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45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46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8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7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7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8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7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8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43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7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7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7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7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8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7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8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7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8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7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8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8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7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7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8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Ceramicas Castro (U$S 560,55)</text:span> – Dolar a 40</text:p>
          </table:table-cell>
          <table:covered-table-cell table:number-columns-repeated="18"/>
          <table:table-cell/>
          <table:table-cell table:style-name="ce27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8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7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8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7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7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8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<text:span text:style-name="T1">Vidrieria VG – </text:span>Puerta Ventana Vidrio Entre Piso  </text:p>
          </table:table-cell>
          <table:covered-table-cell table:number-columns-repeated="18"/>
          <table:table-cell/>
          <table:table-cell table:style-name="ce27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<text:span text:style-name="T1">Vidrieria VG – </text:span>Ventana Tabaquera</text:p>
          </table:table-cell>
          <table:covered-table-cell table:number-columns-repeated="18"/>
          <table:table-cell/>
          <table:table-cell table:style-name="ce28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7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8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8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7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8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8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7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7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8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7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8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7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8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8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8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7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7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8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7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8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7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8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8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7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8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8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7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8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7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8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33" table:number-columns-spanned="19" table:number-rows-spanned="1"/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7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32" table:number-columns-spanned="19" table:number-rows-spanned="1"/>
          <table:covered-table-cell table:number-columns-repeated="18"/>
          <table:table-cell/>
          <table:table-cell table:style-name="ce28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31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7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32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8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1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33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7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44"/>
          <table:table-cell table:number-columns-repeated="986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4"/>
          <table:table-cell table:style-name="ce83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44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44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80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7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64"/>
          <table:table-cell table:style-name="ce64" office:value-type="float" office:value="4" calcext:value-type="float">
            <text:p>4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8" office:value-type="float" office:value="1" calcext:value-type="float">
            <text:p>1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7" table:number-columns-repeated="2"/>
          <table:table-cell table:style-name="ce48" office:value-type="float" office:value="1" calcext:value-type="float">
            <text:p>1</text:p>
          </table:table-cell>
          <table:table-cell table:style-name="ce67" table:number-columns-repeated="2"/>
          <table:table-cell table:style-name="ce66" table:number-columns-repeated="2"/>
          <table:table-cell table:style-name="ce65" table:number-columns-repeated="2"/>
          <table:table-cell table:style-name="ce66" table:number-columns-repeated="2"/>
          <table:table-cell table:style-name="ce65" table:number-columns-repeated="2"/>
          <table:table-cell table:style-name="ce48" office:value-type="float" office:value="1" calcext:value-type="float">
            <text:p>1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7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48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5" calcext:value-type="float">
            <text:p>15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81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44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55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55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44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" table:number-columns-spanned="4" table:number-rows-spanned="1"/>
          <table:covered-table-cell table:number-columns-repeated="3"/>
          <table:table-cell table:number-columns-repeated="4"/>
          <table:table-cell table:style-name="ce2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79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82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44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44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41" table:formula="of:=SUM([.F6:.F27])" office:value-type="float" office:value="451750" calcext:value-type="float">
            <text:p>451.75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style-name="ce42"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style-name="ce42"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style-name="ce42"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style-name="ce42"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style-name="ce42"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3"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style-name="ce42"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Fernet Menta Nuevo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50" calcext:value-type="float">
            <text:p>450</text:p>
          </table:table-cell>
          <table:table-cell table:style-name="ce42" table:formula="of:=[.D20]*[.E20]" office:value-type="float" office:value="9000" calcext:value-type="float">
            <text:p>9.00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style-name="ce42"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table:style-name="ce35"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style-name="ce42"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style-name="ce42"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style-name="ce42"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style-name="ce42" table:formula="of:=[.D26]*[.E26]" office:value-type="float" office:value="3600" calcext:value-type="float">
            <text:p>3.600</text:p>
          </table:table-cell>
          <table:table-cell/>
          <table:table-cell table:style-name="ce61"/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style-name="ce42"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fernet comun en ca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j.rojo en cas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 jaguer en casa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ulu tiene 450 de uno de menta vendido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Pago 360 de veterinaria, asi que quedan 90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ulu tiene 1350 <text:s/>de 3 fernet 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17/11/23 lulu le dejo 4 fernet a eduardo xq hice dos ventas por M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o tiene 2 en la ca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1"/>
          <table:table-cell table:number-columns-repeated="6"/>
        </table:table-row>
        <table:table-row table:style-name="ro1">
          <table:table-cell table:style-name="ce5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0:52:03.5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1-19T13:32:24.544000000</dc:date>
    <meta:editing-duration>P70DT14H56M34S</meta:editing-duration>
    <meta:editing-cycles>128</meta:editing-cycles>
    <meta:generator>LibreOffice/7.2.5.2$Windows_X86_64 LibreOffice_project/499f9727c189e6ef3471021d6132d4c694f357e5</meta:generator>
    <meta:document-statistic meta:table-count="3" meta:cell-count="755" meta:object-count="0"/>
  </office:meta>
</office:document-meta>
</file>